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Noto Sans" svg:font-family="'Noto Sans'" style:font-family-generic="swiss"/>
    <style:font-face style:name="Courier New" svg:font-family="'Courier New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2986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3.7361in"/>
    </style:style>
    <style:style style:name="Table1.1" style:family="table-row">
      <style:table-row-properties style:min-row-height="0.216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216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986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1875in"/>
    </style:style>
    <style:style style:name="Table2.B" style:family="table-column">
      <style:table-column-properties style:column-width="4.1111in"/>
    </style:style>
    <style:style style:name="Table2.1" style:family="table-row">
      <style:table-row-properties style:min-row-height="0.220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216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P1" style:family="paragraph" style:parent-style-name="Header">
      <style:paragraph-properties fo:margin-top="0.0417in" fo:margin-bottom="0.139in" loext:contextual-spacing="false" style:border-line-width-bottom="0.0102in 0.0102in 0.0102in" fo:padding-left="0in" fo:padding-right="0in" fo:padding-top="0in" fo:padding-bottom="0.0138in" fo:border-left="none" fo:border-right="none" fo:border-top="none" fo:border-bottom="2.24pt double #00000a">
        <style:tab-stops>
          <style:tab-stop style:position="3.25in" style:type="center"/>
          <style:tab-stop style:position="7.3126in" style:type="right"/>
        </style:tab-stops>
      </style:paragraph-properties>
    </style:style>
    <style:style style:name="P2" style:family="paragraph" style:parent-style-name="Standard">
      <style:paragraph-properties fo:margin-top="0in" fo:margin-bottom="0.2402in" loext:contextual-spacing="false" fo:text-align="center" style:justify-single-word="false"/>
      <style:text-properties fo:font-variant="small-caps" fo:font-size="12pt" fo:letter-spacing="0.0417in" fo:font-weight="bold" style:font-name-asian="Times New Roman1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rsid="002a37f5" officeooo:paragraph-rsid="002a37f5" style:font-size-asian="11pt" style:font-size-complex="11pt"/>
    </style:style>
    <style:style style:name="P4" style:family="paragraph" style:parent-style-name="Standard">
      <style:paragraph-properties fo:margin-top="0in" fo:margin-bottom="0.0799in" loext:contextual-spacing="false"/>
      <style:text-properties style:font-name="FreeSans" fo:font-size="11pt" officeooo:paragraph-rsid="002b33da" style:font-size-asian="11pt" style:font-size-complex="11pt"/>
    </style:style>
    <style:style style:name="P5" style:family="paragraph" style:parent-style-name="Standard">
      <style:paragraph-properties fo:margin-top="0in" fo:margin-bottom="0.0799in" loext:contextual-spacing="false"/>
      <style:text-properties style:font-name="FreeSans" fo:font-size="11pt" fo:font-weight="normal" officeooo:rsid="002c1e63" officeooo:paragraph-rsid="002c1e63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in" fo:margin-bottom="0.0799in" loext:contextual-spacing="false"/>
      <style:text-properties style:font-name="FreeSans" fo:font-size="11pt" fo:font-weight="bold" officeooo:rsid="00294e1d" officeooo:paragraph-rsid="002a37f5" style:font-size-asian="11pt" style:font-weight-asian="bold" style:font-size-complex="11pt"/>
    </style:style>
    <style:style style:name="P7" style:family="paragraph" style:parent-style-name="Standard">
      <style:paragraph-properties fo:margin-top="0in" fo:margin-bottom="0.0799in" loext:contextual-spacing="false"/>
      <style:text-properties style:font-name="FreeSans" fo:font-size="11pt" fo:font-weight="bold" officeooo:rsid="002b33da" officeooo:paragraph-rsid="002b33da" style:font-size-asian="11pt" style:font-weight-asian="bold" style:font-size-complex="11pt"/>
    </style:style>
    <style:style style:name="P8" style:family="paragraph" style:parent-style-name="Standard">
      <style:paragraph-properties fo:margin-top="0.4402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2b33da" style:font-size-asian="11pt" style:font-size-complex="11pt"/>
    </style:style>
    <style:style style:name="P9" style:family="paragraph" style:parent-style-name="Standard">
      <style:paragraph-properties fo:margin-top="0in" fo:margin-bottom="0.0835in" loext:contextual-spacing="false"/>
      <style:text-properties style:font-name="FreeSans" fo:font-size="11pt" officeooo:rsid="002c1e63" officeooo:paragraph-rsid="002c1e63" style:font-size-asian="11pt" style:font-size-complex="11pt"/>
    </style:style>
    <style:style style:name="P10" style:family="paragraph" style:parent-style-name="Standard">
      <style:paragraph-properties fo:margin-top="0in" fo:margin-bottom="0.1in" loext:contextual-spacing="false"/>
      <style:text-properties style:font-name="FreeSans" fo:font-size="11pt" fo:font-weight="bold" officeooo:rsid="00294e1d" style:font-size-asian="11pt" style:font-weight-asian="bold" style:font-size-complex="11pt"/>
    </style:style>
    <style:style style:name="P11" style:family="paragraph" style:parent-style-name="Standard">
      <style:paragraph-properties fo:margin-top="0.2799in" fo:margin-bottom="0.0201in" loext:contextual-spacing="false">
        <style:tab-stops>
          <style:tab-stop style:position="7.3126in" style:type="right"/>
        </style:tab-stops>
      </style:paragraph-properties>
      <style:text-properties style:font-name="FreeSans" fo:font-size="11pt" style:font-size-asian="11pt" style:font-size-complex="11pt"/>
    </style:style>
    <style:style style:name="P12" style:family="paragraph" style:parent-style-name="Standard">
      <style:paragraph-properties fo:margin-top="0in" fo:margin-bottom="0.1799in" loext:contextual-spacing="false" fo:text-align="center" style:justify-single-word="false"/>
    </style:style>
    <style:style style:name="P13" style:family="paragraph" style:parent-style-name="Standard">
      <style:paragraph-properties fo:margin-top="0in" fo:margin-bottom="0.1799in" loext:contextual-spacing="false"/>
      <style:text-properties style:font-name="FreeSans" fo:font-size="11pt" fo:font-weight="normal" officeooo:rsid="002c1e63" officeooo:paragraph-rsid="00341d2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.1799in" loext:contextual-spacing="false"/>
      <style:text-properties style:font-name="FreeSans" fo:font-size="11pt" officeooo:rsid="001fab60" officeooo:paragraph-rsid="0033b1b8" style:font-size-asian="11pt" style:font-size-complex="11pt"/>
    </style:style>
    <style:style style:name="P15" style:family="paragraph" style:parent-style-name="Standard">
      <style:paragraph-properties fo:margin-top="0.3201in" fo:margin-bottom="0.0201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2a37f5" style:font-size-asian="11pt" style:font-size-complex="11pt"/>
    </style:style>
    <style:style style:name="P16" style:family="paragraph" style:parent-style-name="Standard">
      <style:paragraph-properties fo:margin-top="0.3201in" fo:margin-bottom="0.0201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2b33da" style:font-size-asian="11pt" style:font-size-complex="11pt"/>
    </style:style>
    <style:style style:name="P17" style:family="paragraph" style:parent-style-name="Standard">
      <style:paragraph-properties fo:margin-top="0.2598in" fo:margin-bottom="0.0598in" loext:contextual-spacing="false"/>
      <style:text-properties officeooo:paragraph-rsid="002c7a8e"/>
    </style:style>
    <style:style style:name="P18" style:family="paragraph" style:parent-style-name="Standard">
      <style:paragraph-properties fo:margin-top="0.1799in" fo:margin-bottom="0.0799in" loext:contextual-spacing="false"/>
    </style:style>
    <style:style style:name="P19" style:family="paragraph" style:parent-style-name="Standard">
      <style:paragraph-properties fo:margin-top="0.1799in" fo:margin-bottom="0.0799in" loext:contextual-spacing="false"/>
      <style:text-properties style:font-name="FreeSans" fo:font-size="11pt" fo:font-weight="bold" officeooo:rsid="002c7a8e" officeooo:paragraph-rsid="002c7a8e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.1799in" fo:margin-bottom="0.0799in" loext:contextual-spacing="false"/>
      <style:text-properties style:font-name="FreeSans" fo:font-size="11pt" fo:font-weight="bold" officeooo:rsid="002d1b82" officeooo:paragraph-rsid="002d1b82" style:font-size-asian="11pt" style:font-weight-asian="bold" style:font-size-complex="11pt" style:font-weight-complex="bold"/>
    </style:style>
    <style:style style:name="P21" style:family="paragraph" style:parent-style-name="Standard">
      <style:text-properties officeooo:paragraph-rsid="002f0c21"/>
    </style:style>
    <style:style style:name="P22" style:family="paragraph" style:parent-style-name="Standard">
      <style:paragraph-properties fo:margin-top="0.4799in" fo:margin-bottom="0.0598in" loext:contextual-spacing="false" fo:text-align="center" style:justify-single-word="false"/>
      <style:text-properties fo:font-size="12pt" officeooo:paragraph-rsid="002c7a8e" style:font-size-asian="12pt" style:font-size-complex="12pt"/>
    </style:style>
    <style:style style:name="P23" style:family="paragraph" style:parent-style-name="Standard">
      <style:paragraph-properties fo:margin-top="0.3799in" fo:margin-bottom="0.0799in" loext:contextual-spacing="false" fo:text-align="center" style:justify-single-word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top="0.3799in" fo:margin-bottom="0.0799in" loext:contextual-spacing="false" fo:text-align="center" style:justify-single-word="false"/>
      <style:text-properties fo:font-variant="small-caps" fo:font-size="12pt" fo:letter-spacing="0.0417in" fo:font-weight="bold" officeooo:paragraph-rsid="002c1e63" style:font-name-asian="Times New Roman1" style:font-size-asian="12pt" style:font-weight-asian="bold" style:font-size-complex="12pt"/>
    </style:style>
    <style:style style:name="P25" style:family="paragraph" style:parent-style-name="Standard">
      <style:paragraph-properties fo:margin-top="0.3402in" fo:margin-bottom="0.1598in" loext:contextual-spacing="false" fo:text-align="center" style:justify-single-word="false"/>
      <style:text-properties fo:font-variant="small-caps" fo:font-size="12pt" fo:letter-spacing="0.0417in" fo:font-weight="bold" style:font-name-asian="Times New Roman1" style:font-size-asian="12pt" style:font-weight-asian="bold" style:font-size-complex="12pt"/>
    </style:style>
    <style:style style:name="P26" style:family="paragraph" style:parent-style-name="Title">
      <style:paragraph-properties fo:margin-top="0in" fo:margin-bottom="0.0201in" loext:contextual-spacing="false" fo:padding="0in" fo:border="none"/>
      <style:text-properties officeooo:rsid="001f65e4" officeooo:paragraph-rsid="001f65e4"/>
    </style:style>
    <style:style style:name="P27" style:family="paragraph" style:parent-style-name="Standard">
      <style:paragraph-properties fo:margin-top="0in" fo:margin-bottom="0.2799in" loext:contextual-spacing="false"/>
      <style:text-properties style:font-name="FreeSans" fo:font-size="11pt" officeooo:rsid="001fab60" officeooo:paragraph-rsid="0033b1b8" style:font-size-asian="11pt" style:font-size-complex="11pt"/>
    </style:style>
    <style:style style:name="P28" style:family="paragraph" style:parent-style-name="Title">
      <style:paragraph-properties fo:margin-top="0in" fo:margin-bottom="0.2799in" loext:contextual-spacing="false" fo:padding="0in" fo:border="none"/>
    </style:style>
    <style:style style:name="P29" style:family="paragraph" style:parent-style-name="Standard">
      <style:paragraph-properties fo:margin-top="0.2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341d23" style:font-size-asian="11pt" style:font-size-complex="11pt"/>
    </style:style>
    <style:style style:name="P30" style:family="paragraph" style:parent-style-name="Standard">
      <style:paragraph-properties fo:margin-top="0.4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341d23" style:font-size-asian="11pt" style:font-size-complex="11pt"/>
    </style:style>
    <style:style style:name="P31" style:family="paragraph" style:parent-style-name="Title" style:master-page-name="First_20_Page">
      <style:paragraph-properties fo:margin-top="0in" fo:margin-bottom="0.0417in" loext:contextual-spacing="false" style:page-number="auto" style:border-line-width-bottom="0.0071in 0.0071in 0.0071in" fo:padding-left="0in" fo:padding-right="0in" fo:padding-top="0in" fo:padding-bottom="0.0138in" fo:border-left="none" fo:border-right="none" fo:border-top="none" fo:border-bottom="1.5pt double #00000a"/>
      <style:text-properties fo:font-variant="small-caps" fo:font-size="15pt" fo:letter-spacing="0.0693in" fo:font-weight="normal" officeooo:rsid="001f65e4" officeooo:paragraph-rsid="001f65e4" style:font-size-asian="15pt" style:font-weight-asian="normal" style:font-weight-complex="bold"/>
    </style:style>
    <style:style style:name="P32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1689b" officeooo:paragraph-rsid="0021689b" style:font-size-asian="11pt" style:font-size-complex="11pt"/>
    </style:style>
    <style:style style:name="P33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1689b" officeooo:paragraph-rsid="0035637a" style:font-size-asian="11pt" style:font-size-complex="11pt"/>
    </style:style>
    <style:style style:name="P34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67531" officeooo:paragraph-rsid="003083f6" style:font-size-asian="11pt" style:font-size-complex="11pt"/>
    </style:style>
    <style:style style:name="P35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67531" officeooo:paragraph-rsid="0035637a" style:font-size-asian="11pt" style:font-size-complex="11pt"/>
    </style:style>
    <style:style style:name="P36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33b1b8" officeooo:paragraph-rsid="0035637a" style:font-size-asian="11pt" style:font-size-complex="11pt"/>
    </style:style>
    <style:style style:name="P37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35637a" officeooo:paragraph-rsid="0035637a" style:font-size-asian="11pt" style:font-size-complex="11pt"/>
    </style:style>
    <style:style style:name="P38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94e1d" officeooo:paragraph-rsid="00294e1d" style:font-size-asian="11pt" style:font-size-complex="11pt"/>
    </style:style>
    <style:style style:name="P39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a37f5" officeooo:paragraph-rsid="002a37f5" style:font-size-asian="11pt" style:font-size-complex="11pt"/>
    </style:style>
    <style:style style:name="P40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b33da" officeooo:paragraph-rsid="002b33da" style:font-size-asian="11pt" style:font-size-complex="11pt"/>
    </style:style>
    <style:style style:name="P41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c1e63" officeooo:paragraph-rsid="002c1e63" style:font-size-asian="11pt" style:font-size-complex="11pt"/>
    </style:style>
    <style:style style:name="P42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c7a8e" officeooo:paragraph-rsid="002c7a8e" style:font-size-asian="11pt" style:font-size-complex="11pt"/>
    </style:style>
    <style:style style:name="P43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d1b82" officeooo:paragraph-rsid="002d1b82" style:font-size-asian="11pt" style:font-size-complex="11pt"/>
    </style:style>
    <style:style style:name="P44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387f11" officeooo:paragraph-rsid="00387f11" style:font-size-asian="11pt" style:font-size-complex="11pt"/>
    </style:style>
    <style:style style:name="P45" style:family="paragraph" style:parent-style-name="List_20_Paragraph" style:list-style-name="WWNum9">
      <style:paragraph-properties fo:margin-left="0.3752in" fo:margin-right="0in" fo:margin-top="0in" fo:margin-bottom="0.1201in" loext:contextual-spacing="false" fo:text-indent="-0.25in" style:auto-text-indent="false"/>
      <style:text-properties style:font-name="FreeSans" fo:font-size="11pt" officeooo:rsid="00341d23" officeooo:paragraph-rsid="00341d23" style:font-size-asian="11pt" style:font-size-complex="11pt"/>
    </style:style>
    <style:style style:name="P46" style:family="paragraph" style:parent-style-name="List_20_Paragraph" style:list-style-name="WWNum9">
      <style:paragraph-properties fo:margin-left="0.3752in" fo:margin-right="0in" fo:margin-top="0in" fo:margin-bottom="0.1799in" loext:contextual-spacing="false" fo:text-indent="-0.25in" style:auto-text-indent="false"/>
      <style:text-properties style:font-name="FreeSans" fo:font-size="11pt" officeooo:rsid="00343890" officeooo:paragraph-rsid="00343890" style:font-size-asian="11pt" style:font-size-complex="11pt"/>
    </style:style>
    <style:style style:name="P47" style:family="paragraph" style:parent-style-name="List_20_Paragraph" style:list-style-name="L1">
      <style:paragraph-properties fo:margin-top="0.0201in" fo:margin-bottom="0.0201in" loext:contextual-spacing="true"/>
      <style:text-properties style:font-name="FreeSans" fo:font-size="11pt" officeooo:rsid="002f0c21" officeooo:paragraph-rsid="002f0c21" style:font-size-asian="11pt" style:font-size-complex="11pt"/>
    </style:style>
    <style:style style:name="T1" style:family="text">
      <style:text-properties fo:font-variant="small-caps" fo:font-size="12pt" fo:letter-spacing="0.0138in" officeooo:rsid="002c1e63" style:font-size-asian="12pt" style:font-size-complex="12pt" style:font-weight-complex="bold"/>
    </style:style>
    <style:style style:name="T2" style:family="text">
      <style:text-properties fo:font-variant="small-caps" fo:font-size="12pt" fo:letter-spacing="0.0417in" fo:font-weight="bold" style:font-name-asian="Times New Roman1" style:font-size-asian="12pt" style:font-weight-asian="bold" style:font-size-complex="12pt"/>
    </style:style>
    <style:style style:name="T3" style:family="text">
      <style:text-properties fo:font-variant="small-caps" fo:font-size="11pt" fo:letter-spacing="0.0181in" fo:font-weight="normal" style:font-size-asian="11pt" style:font-weight-asian="normal" style:font-size-complex="11pt" style:font-weight-complex="bold"/>
    </style:style>
    <style:style style:name="T4" style:family="text">
      <style:text-properties fo:font-variant="small-caps" fo:font-size="11pt" fo:letter-spacing="0.0181in" fo:font-weight="normal" officeooo:rsid="001f65e4" style:font-size-asian="11pt" style:font-weight-asian="normal" style:font-size-complex="11pt" style:font-weight-complex="bold"/>
    </style:style>
    <style:style style:name="T5" style:family="text">
      <style:text-properties fo:font-variant="small-caps" fo:font-size="11pt" fo:letter-spacing="0.0181in" fo:font-weight="normal" officeooo:rsid="0035637a" style:font-size-asian="11pt" style:font-weight-asian="normal" style:font-size-complex="11pt" style:font-weight-complex="bold"/>
    </style:style>
    <style:style style:name="T6" style:family="text">
      <style:text-properties fo:font-variant="small-caps" style:font-name="Noto Sans" fo:font-size="11pt" fo:letter-spacing="0.0181in" fo:font-weight="normal" style:font-name-asian="Times New Roman1" style:font-size-asian="11pt" style:font-weight-asian="normal" style:font-name-complex="Times New Roman1" style:font-size-complex="11pt" style:font-weight-complex="bold"/>
    </style:style>
    <style:style style:name="T7" style:family="text">
      <style:text-properties fo:font-variant="small-caps" style:font-name="Noto Sans" fo:font-size="11pt" fo:letter-spacing="0.0181in" fo:font-weight="normal" style:font-name-asian="Noto Sans" style:font-size-asian="11pt" style:font-weight-asian="normal" style:font-name-complex="Noto Sans" style:font-size-complex="11pt" style:font-weight-complex="bold"/>
    </style:style>
    <style:style style:name="T8" style:family="text">
      <style:text-properties fo:font-variant="small-caps" style:font-name="Noto Sans" fo:font-size="11pt" fo:letter-spacing="0.0181in" fo:font-weight="normal" officeooo:rsid="001f65e4" style:font-name-asian="Noto Sans" style:font-size-asian="11pt" style:font-weight-asian="normal" style:font-name-complex="Noto Sans" style:font-size-complex="11pt" style:font-weight-complex="bold"/>
    </style:style>
    <style:style style:name="T9" style:family="text">
      <style:text-properties fo:font-variant="small-caps" style:font-name="Times New Roman" fo:font-size="11pt" fo:letter-spacing="0.0181in" fo:font-weight="normal" style:font-name-asian="Times New Roman1" style:font-size-asian="11pt" style:font-weight-asian="normal" style:font-size-complex="11pt" style:font-weight-complex="bold"/>
    </style:style>
    <style:style style:name="T10" style:family="text">
      <style:text-properties fo:font-variant="small-caps" style:font-name="FreeSans" fo:font-size="11pt" fo:letter-spacing="0.0417in" fo:font-weight="bold" style:font-name-asian="Times New Roman1" style:font-size-asian="11pt" style:font-weight-asian="bold" style:font-size-complex="11pt"/>
    </style:style>
    <style:style style:name="T11" style:family="text">
      <style:text-properties fo:font-variant="small-caps" style:font-name="FreeSans" fo:font-size="11pt" fo:letter-spacing="0.0417in" fo:font-weight="bold" officeooo:rsid="002c7a8e" style:font-name-asian="Times New Roman1" style:font-size-asian="11pt" style:font-weight-asian="bold" style:font-size-complex="11pt"/>
    </style:style>
    <style:style style:name="T12" style:family="text">
      <style:text-properties fo:font-variant="small-caps" fo:letter-spacing="0.0417in" fo:font-weight="bold" style:font-name-asian="Times New Roman1" style:font-weight-asian="bold"/>
    </style:style>
    <style:style style:name="T13" style:family="text">
      <style:text-properties fo:font-size="12pt" style:font-size-asian="12pt" style:font-size-complex="12pt" style:font-weight-complex="bold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style:font-name="FreeSans" fo:font-size="11pt" style:font-size-asian="11pt" style:font-size-complex="11pt"/>
    </style:style>
    <style:style style:name="T16" style:family="text">
      <style:text-properties style:font-name="FreeSans" fo:font-size="11pt" officeooo:rsid="002c1e63" style:font-size-asian="11pt" style:font-size-complex="11pt"/>
    </style:style>
    <style:style style:name="T17" style:family="text">
      <style:text-properties style:font-name="FreeSans" fo:font-size="11pt" officeooo:rsid="00341d23" style:font-size-asian="11pt" style:font-size-complex="11pt"/>
    </style:style>
    <style:style style:name="T18" style:family="text">
      <style:text-properties style:font-name="FreeSans" fo:font-size="11pt" fo:font-weight="bold" style:font-size-asian="11pt" style:font-weight-asian="bold" style:font-size-complex="11pt"/>
    </style:style>
    <style:style style:name="T19" style:family="text">
      <style:text-properties style:font-name="FreeSans" fo:font-size="11pt" fo:font-weight="bold" officeooo:rsid="002c1e63" style:font-size-asian="11pt" style:font-weight-asian="bold" style:font-size-complex="11pt"/>
    </style:style>
    <style:style style:name="T20" style:family="text">
      <style:text-properties style:font-name="FreeSans" fo:font-size="11pt" fo:font-weight="bold" officeooo:rsid="002c7a8e" style:font-size-asian="11pt" style:font-weight-asian="bold" style:font-size-complex="11pt"/>
    </style:style>
    <style:style style:name="T21" style:family="text">
      <style:text-properties style:font-name="FreeSans" fo:font-size="11pt" fo:font-weight="normal" officeooo:rsid="002c7a8e" style:font-size-asian="11pt" style:font-weight-asian="normal" style:font-size-complex="11pt" style:font-weight-complex="normal"/>
    </style:style>
    <style:style style:name="T22" style:family="text">
      <style:text-properties officeooo:rsid="002766d8"/>
    </style:style>
    <style:style style:name="T23" style:family="text">
      <style:text-properties officeooo:rsid="00294e1d"/>
    </style:style>
    <style:style style:name="T24" style:family="text">
      <style:text-properties style:text-underline-style="solid" style:text-underline-width="auto" style:text-underline-color="font-color" officeooo:rsid="00294e1d"/>
    </style:style>
    <style:style style:name="T25" style:family="text">
      <style:text-properties style:text-underline-style="solid" style:text-underline-width="auto" style:text-underline-color="font-color" officeooo:rsid="002a37f5"/>
    </style:style>
    <style:style style:name="T26" style:family="text">
      <style:text-properties style:text-underline-style="solid" style:text-underline-width="auto" style:text-underline-color="font-color" officeooo:rsid="002b33da"/>
    </style:style>
    <style:style style:name="T27" style:family="text">
      <style:text-properties style:text-underline-style="solid" style:text-underline-width="auto" style:text-underline-color="font-color" officeooo:rsid="002c1e63"/>
    </style:style>
    <style:style style:name="T28" style:family="text">
      <style:text-properties style:text-underline-style="solid" style:text-underline-width="auto" style:text-underline-color="font-color" officeooo:rsid="00341d23"/>
    </style:style>
    <style:style style:name="T29" style:family="text">
      <style:text-properties fo:font-weight="bold" officeooo:rsid="00294e1d" style:font-weight-asian="bold"/>
    </style:style>
    <style:style style:name="T30" style:family="text">
      <style:text-properties fo:font-weight="bold" officeooo:rsid="002b33da" style:font-weight-asian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2a37f5"/>
    </style:style>
    <style:style style:name="T33" style:family="text">
      <style:text-properties officeooo:rsid="002b33da"/>
    </style:style>
    <style:style style:name="T34" style:family="text">
      <style:text-properties officeooo:rsid="002c1e63"/>
    </style:style>
    <style:style style:name="T35" style:family="text">
      <style:text-properties officeooo:rsid="002f0c21"/>
    </style:style>
    <style:style style:name="T36" style:family="text">
      <style:text-properties officeooo:rsid="0033b1b8"/>
    </style:style>
    <style:style style:name="T37" style:family="text">
      <style:text-properties officeooo:rsid="00341d23"/>
    </style:style>
    <style:style style:name="T38" style:family="text">
      <style:text-properties officeooo:rsid="00343890"/>
    </style:style>
    <style:style style:name="T39" style:family="text">
      <style:text-properties fo:color="#000000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officeooo:rsid="0021689b"/>
    </style:style>
    <style:style style:name="T42" style:family="text">
      <style:text-properties officeooo:rsid="00375d8b"/>
    </style:style>
    <style:style style:name="T43" style:family="text">
      <style:text-properties officeooo:rsid="003859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402in" fo:margin-left="0.2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98in" fo:text-indent="-0.25in" fo:margin-left="0.9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98in" fo:text-indent="-0.25in" fo:margin-left="1.1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98in" fo:text-indent="-0.25in" fo:margin-left="1.4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98in" fo:text-indent="-0.25in" fo:margin-left="1.6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98in" fo:text-indent="-0.25in" fo:margin-left="1.9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98in" fo:text-indent="-0.25in" fo:margin-left="2.1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98in" fo:text-indent="-0.25in" fo:margin-left="2.4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98in" fo:text-indent="-0.25in" fo:margin-left="2.6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98in" fo:text-indent="-0.25in" fo:margin-left="2.909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Bob Byers</text:p>
      <text:p text:style-name="P26"><text:span text:style-name="T3">189 Lowell St </text:span><text:span text:style-name="T7">•</text:span><text:span text:style-name="T6"> Andover, MA 01810</text:span><text:span text:style-name="T9"> </text:span></text:p>
      <text:p text:style-name="P28"><text:span text:style-name="T4">978 758-4301</text:span><text:span text:style-name="T3"> <text:s/></text:span><text:span text:style-name="T8">•</text:span><text:span text:style-name="T3"> <text:s/></text:span><text:span text:style-name="T5">b</text:span><text:span text:style-name="T4">ob.byers1111@gmail.com</text:span></text:p>
      <text:p text:style-name="P2"><text:span text:style-name="T15">Professional</text:span> <text:span text:style-name="T15">Summary</text:span></text:p>
      <text:p text:style-name="P14"><text:span text:style-name="T43">Developer</text:span> <text:span text:style-name="T42">with strength in writing automation. </text:span>Python, <text:span text:style-name="T43">P</text:span>erl, tcl/Excpect, Selenium, <text:span text:style-name="T38">git,</text:span> third-party <text:span text:style-name="T42">testing</text:span> APIs. <text:span text:style-name="T42">Also adept with AWS with Python (boto3). Writes</text:span> robust, readable and maintainable code <text:span text:style-name="T36">and mentoring junior team members. </text:span></text:p>
      <text:p text:style-name="P27"><text:span text:style-name="T36">Accomplishments: Sole developer of a test automation framework, contributed many enhancements to others. Wrote network traffic generation tools filling gaps in APIs of vendor tools. Instrumented advanced test environments to</text:span> ca<text:span text:style-name="T36">tch</text:span> memory leaks, race conditions and other defects early in the release cycle.</text:p>
      <text:p text:style-name="P12"><text:span text:style-name="T14"><text:s/></text:span><text:span text:style-name="T10">Core</text:span><text:span text:style-name="T2"> </text:span><text:span text:style-name="T10">Competencie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1917995069231611210" text:style-name="L1">
              <text:list-item>
                <text:p text:style-name="P32">Highly robust, readable and maintainable code</text:p>
              </text:list-item>
            </text:list>
          </table:table-cell>
          <table:table-cell table:style-name="Table1.B1" office:value-type="string">
            <text:list xml:id="list123916515402733" text:continue-numbering="true" text:style-name="L1">
              <text:list-item>
                <text:p text:style-name="P32">Deep investigator of complex problem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3917067025290" text:continue-numbering="true" text:style-name="L1">
              <text:list-item>
                <text:p text:style-name="P32">Broad understanding of data communication principles</text:p>
              </text:list-item>
            </text:list>
          </table:table-cell>
          <table:table-cell table:style-name="Table1.A2" office:value-type="string">
            <text:list xml:id="list123915860439739" text:continue-numbering="true" text:style-name="L1">
              <text:list-item>
                <text:p text:style-name="P32">Wide-ranging experience with computer science topic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3916620214793" text:continue-numbering="true" text:style-name="L1">
              <text:list-item>
                <text:p text:style-name="P32">Excellent technical communication skills</text:p>
              </text:list-item>
            </text:list>
          </table:table-cell>
          <table:table-cell table:style-name="Table1.A2" office:value-type="string">
            <text:list xml:id="list123915319952536" text:continue-numbering="true" text:style-name="L1">
              <text:list-item>
                <text:p text:style-name="P34">Go-to resource for in-house test framework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3917214060975" text:continue-numbering="true" text:style-name="L1">
              <text:list-item>
                <text:p text:style-name="P33">C<text:span text:style-name="T36">ompetent in: Python, perl, tcl/Expect, Linux, Selenium, C, bash, AWS, boto3, packet generation and analysis, TCP/IP, SIP, OSPF, HTTPS, TLS, git, Perforce, SVN, Jira, Bugzilla</text:span></text:p>
              </text:list-item>
            </text:list>
          </table:table-cell>
          <table:table-cell table:style-name="Table1.A2" office:value-type="string">
            <text:list xml:id="list123916211826104" text:continue-numbering="true" text:style-name="L1">
              <text:list-item>
                <text:p text:style-name="P35">Strong relationship with developers: <text:span text:style-name="T22">built confidence that defect reports were accurate and non-trivial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3916606272585" text:continue-numbering="true" text:style-name="L1">
              <text:list-item>
                <text:p text:style-name="P36">C<text:span text:style-name="T41">an-do attitude to find solutions using existing tools</text:span></text:p>
              </text:list-item>
            </text:list>
          </table:table-cell>
          <table:table-cell table:style-name="Table1.A2" office:value-type="string">
            <text:list xml:id="list123916198671736" text:continue-numbering="true" text:style-name="L1">
              <text:list-item>
                <text:p text:style-name="P37">Continual Learner</text:p>
              </text:list-item>
            </text:list>
          </table:table-cell>
        </table:table-row>
      </table:table>
      <text:p text:style-name="P25"><text:bookmark text:name="_GoBack"/><text:span text:style-name="T15">Professional</text:span> <text:span text:style-name="T15">Experience</text:span></text:p>
      <text:p text:style-name="P11"><text:span text:style-name="T24">Akamai</text:span>, <text:span text:style-name="T23">Cambridge</text:span>, Massachusetts<text:tab/><text:span text:style-name="T23">2016</text:span>-20<text:span text:style-name="T23">18</text:span></text:p>
      <text:p text:style-name="P10">Senior SQA Engineer</text:p>
      <text:list xml:id="list7069945822572373605" text:style-name="WWNum9">
        <text:list-item>
          <text:p text:style-name="P38">Developed new test automation suites per defined test cases</text:p>
        </text:list-item>
        <text:list-item>
          <text:p text:style-name="P38">Enhanced existing automation suites accommodating new product functionality</text:p>
        </text:list-item>
        <text:list-item>
          <text:p text:style-name="P38">Led code reviews for new and enhanced automated test suites</text:p>
        </text:list-item>
        <text:list-item>
          <text:p text:style-name="P38">Incorporated under-used aspects of automation library to achieve highly robust test scripts</text:p>
        </text:list-item>
        <text:list-item>
          <text:p text:style-name="P38">Coded run-time decision making into test suites to deal with changing environments</text:p>
        </text:list-item>
        <text:list-item>
          <text:p text:style-name="P38">Created secure key management tool to synchronize ssh keys across &gt;100 servers</text:p>
        </text:list-item>
        <text:list-item>
          <text:p text:style-name="P38">Created Jira tools utilizing the Jira API</text:p>
        </text:list-item>
      </text:list>
      <text:p text:style-name="P15"><text:span text:style-name="T25">Oracle</text:span>, <text:span text:style-name="T32">Bedford</text:span>, Massachusetts<text:tab/><text:span text:style-name="T23">2012</text:span>-20<text:span text:style-name="T23">16</text:span></text:p>
      <text:p text:style-name="P3">(originally Acme Packet, acquired by Oracle <text:span text:style-name="T33">2013</text:span>)</text:p>
      <text:p text:style-name="P6">Senior SQA Engineer</text:p>
      <text:list xml:id="list123916449944591" text:continue-numbering="true" text:style-name="WWNum9">
        <text:list-item>
          <text:p text:style-name="P39">Wrote readable and maintainable test automation for SIP based VoIP products</text:p>
        </text:list-item>
        <text:list-item>
          <text:p text:style-name="P39"><text:soft-page-break/>Wrote test suites for GUI testing</text:p>
        </text:list-item>
        <text:list-item>
          <text:p text:style-name="P39">Leveraged APIs of traffic generation tools to simulate real-world data traffic patterns and loads</text:p>
        </text:list-item>
        <text:list-item>
          <text:p text:style-name="P39">Improved existing automation tools</text:p>
        </text:list-item>
        <text:list-item>
          <text:p text:style-name="P39">Created tools for various needs of the SQA team</text:p>
        </text:list-item>
        <text:list-item>
          <text:p text:style-name="P39">Mentored junior team members</text:p>
        </text:list-item>
        <text:list-item>
          <text:p text:style-name="P39">Led code reviews of automation scripts</text:p>
        </text:list-item>
        <text:list-item>
          <text:p text:style-name="P39">Developed new test plans</text:p>
        </text:list-item>
        <text:list-item>
          <text:p text:style-name="P39">Investigated test failures</text:p>
        </text:list-item>
        <text:list-item>
          <text:p text:style-name="P39">Submitted CRs for product defects</text:p>
        </text:list-item>
        <text:list-item>
          <text:p text:style-name="P39">Revised network monitoring tool for generating lab outage alerts</text:p>
        </text:list-item>
      </text:list>
      <text:p text:style-name="P16"><text:span text:style-name="T26">Arbor Networks</text:span>, <text:span text:style-name="T33">Chelmsford</text:span>, Massachusetts<text:tab/><text:span text:style-name="T23">2008</text:span>-20<text:span text:style-name="T23">12</text:span></text:p>
      <text:p text:style-name="P4"><text:span text:style-name="T30">Principal</text:span><text:span text:style-name="T29"> SQA Engineer</text:span></text:p>
      <text:list xml:id="list123915702162602" text:continue-numbering="true" text:style-name="WWNum9">
        <text:list-item>
          <text:p text:style-name="P40">Developed automated test suites</text:p>
        </text:list-item>
        <text:list-item>
          <text:p text:style-name="P40">Owned SQA life cycle for key product features</text:p>
        </text:list-item>
        <text:list-item>
          <text:p text:style-name="P40">Provided SQA input during product requirements definition stage</text:p>
        </text:list-item>
        <text:list-item>
          <text:p text:style-name="P40">Provided SQA project scoping for product release scheduling</text:p>
        </text:list-item>
        <text:list-item>
          <text:p text:style-name="P40">Wrote test plans utilizing traffic generation tools to simulate real-world, very complex data traffic.</text:p>
        </text:list-item>
        <text:list-item>
          <text:p text:style-name="P40">Wrote tool to modify packet captures (remove encapsulation, change IP Addresses, convert IPv4 headers to IPv6, add GTP headers, etc.</text:p>
        </text:list-item>
        <text:list-item>
          <text:p text:style-name="P40">Composed tool for creating traffic patterns to be replayed through the DUT</text:p>
        </text:list-item>
      </text:list>
      <text:p text:style-name="P16"><text:span text:style-name="T26">Ellacoya Networks</text:span>, <text:span text:style-name="T33">Merrimack, New Hampshire</text:span><text:tab/><text:span text:style-name="T23">2001</text:span>-20<text:span text:style-name="T33">08</text:span></text:p>
      <text:p text:style-name="P4"><text:span text:style-name="T30">Principal</text:span><text:span text:style-name="T29"> SQA Engineer</text:span></text:p>
      <text:list xml:id="list123916816757404" text:continue-numbering="true" text:style-name="WWNum9">
        <text:list-item>
          <text:p text:style-name="P40">Developed automation library</text:p>
        </text:list-item>
        <text:list-item>
          <text:p text:style-name="P40">Led testing DPI/subscriber management solution for tier-1 ISPs</text:p>
        </text:list-item>
        <text:list-item>
          <text:p text:style-name="P40">Tested, wrote test plans and automated strategic new product features</text:p>
        </text:list-item>
        <text:list-item>
          <text:p text:style-name="P40">Reviewed and provided feedback for product requirements and functional design</text:p>
        </text:list-item>
        <text:list-item>
          <text:p text:style-name="P40">Solved issues on-site at customer and beta sites</text:p>
        </text:list-item>
        <text:list-item>
          <text:p text:style-name="P40">Mentored junior team members</text:p>
        </text:list-item>
      </text:list>
      <text:p text:style-name="P16"><text:span text:style-name="T26">IronBridge Networks</text:span>, <text:span text:style-name="T33">Lexington, Massachusetts</text:span><text:tab/><text:span text:style-name="T23">2000</text:span>-20<text:span text:style-name="T33">01</text:span></text:p>
      <text:p text:style-name="P4"><text:span text:style-name="T30">Senior</text:span><text:span text:style-name="T29"> SQA Engineer</text:span></text:p>
      <text:list xml:id="list123915810477573" text:continue-numbering="true" text:style-name="WWNum9">
        <text:list-item>
          <text:p text:style-name="P40">Developed automation for testing of routing protocols (BGP, OSPF)</text:p>
        </text:list-item>
        <text:list-item>
          <text:p text:style-name="P40">Wrote test plans <text:span text:style-name="T35">and held test plan reviews</text:span></text:p>
        </text:list-item>
      </text:list>
      <text:p text:style-name="P16"><text:span text:style-name="T26">Nortel Networks</text:span>, <text:span text:style-name="T33">Billerica, Massachusetts</text:span><text:tab/><text:span text:style-name="T33">1998</text:span>-20<text:span text:style-name="T33">00</text:span></text:p>
      <text:p text:style-name="P4"><text:span text:style-name="T30">Principal Support</text:span><text:span text:style-name="T29"> Engineer</text:span></text:p>
      <text:list xml:id="list123915944963358" text:continue-numbering="true" text:style-name="WWNum9">
        <text:list-item>
          <text:p text:style-name="P40">Provided expert Level 3 escalation support to premium customers of Nortel's router, switch and net management products</text:p>
        </text:list-item>
        <text:list-item>
          <text:p text:style-name="P40">Traveled to customer sites for troubleshooting network problems</text:p>
        </text:list-item>
        <text:list-item>
          <text:p text:style-name="P40"><text:soft-page-break/>Acted as prime support contact for three large, strategic customers</text:p>
        </text:list-item>
      </text:list>
      <text:p text:style-name="P8"><text:span text:style-name="T26">Harvard School of Public Health</text:span>, <text:span text:style-name="T33">Cambridge, Massachusetts</text:span><text:tab/><text:span text:style-name="T33">1994</text:span>-<text:span text:style-name="T33">1998</text:span></text:p>
      <text:p text:style-name="P7">Network <text:span text:style-name="T37">Engineer / SAS Programmer</text:span></text:p>
      <text:list xml:id="list123916585778213" text:continue-numbering="true" text:style-name="WWNum9">
        <text:list-item>
          <text:p text:style-name="P44">Wrote SAS applications for statistical analysis and data management in public health research</text:p>
        </text:list-item>
        <text:list-item>
          <text:p text:style-name="P41">Designed LAN for new research building.</text:p>
        </text:list-item>
        <text:list-item>
          <text:p text:style-name="P41">Interfaced with faculty and administration on data network needs</text:p>
        </text:list-item>
        <text:list-item>
          <text:p text:style-name="P41">Found solutions to technical obstacles for providing connectivity to remote offices</text:p>
        </text:list-item>
        <text:list-item>
          <text:p text:style-name="P41">Recommended new capital expenditures for network infrastructure</text:p>
        </text:list-item>
      </text:list>
      <text:p text:style-name="P24"><text:span text:style-name="T17">Courses, </text:span><text:span text:style-name="T16">Workshops &amp; Seminars</text:span> </text:p>
      <text:p text:style-name="P29"><text:span text:style-name="T28">edX</text:span><text:span text:style-name="T37">, </text:span><text:span text:style-name="T28">coursera</text:span><text:tab/><text:span text:style-name="T34">2016-2018</text:span></text:p>
      <text:p text:style-name="P13">Partial list:</text:p>
      <text:list xml:id="list123916989156988" text:continue-numbering="true" text:style-name="WWNum9">
        <text:list-item>
          <text:p text:style-name="P45"><text:span text:style-name="T31">AWS Developer: Building on A</text:span><text:span text:style-name="T40">WS</text:span><text:span text:style-name="T39"> (</text:span><text:a xlink:type="simple" xlink:href="https://courses.edx.org/courses/course-v1:AWS+OTP-AWSD1+1T2018/course/" text:style-name="Internet_20_link" text:visited-style-name="Visited_20_Internet_20_Link">https://courses.edx.org/courses/course-v1:AWS+OTP-AWSD1+1T2018/course/</text:a><text:span text:style-name="T39">)</text:span></text:p>
        </text:list-item>
        <text:list-item>
          <text:p text:style-name="P46"><text:span text:style-name="T31">Version Control with Git (Atlassian)</text:span> (<text:a xlink:type="simple" xlink:href="https://www.coursera.org/learn/version-control-with-git" text:style-name="Internet_20_link" text:visited-style-name="Visited_20_Internet_20_Link">https://www.coursera.org/learn/version-control-with-git</text:a>)</text:p>
        </text:list-item>
        <text:list-item>
          <text:p text:style-name="P46"><text:span text:style-name="T31">Python for Data Science</text:span> (<text:a xlink:type="simple" xlink:href="https://courses.edx.org/courses/course-v1:UCSanDiegoX+DSE200x+1T2018/course/" text:style-name="Internet_20_link" text:visited-style-name="Visited_20_Internet_20_Link">https://courses.edx.org/courses/course-v1:UCSanDiegoX+DSE200x+1T2018/course/</text:a>)</text:p>
        </text:list-item>
      </text:list>
      <text:p text:style-name="P30"><text:span text:style-name="T27">Harvard IACS (Institute for Applied Computational Science)</text:span>, <text:span text:style-name="T33">Cambridge, Massachusetts</text:span><text:tab/><text:span text:style-name="T34">2016-2018</text:span></text:p>
      <text:p text:style-name="P5"><text:span text:style-name="T33">F</text:span>requent workshop attendee. Partial list of attended sessions:</text:p>
      <text:list xml:id="list123916117098192" text:continue-numbering="true" text:style-name="WWNum9">
        <text:list-item>
          <text:p text:style-name="P41">ComputeFest</text:p>
        </text:list-item>
        <text:list-item>
          <text:p text:style-name="P41">Advanced Python</text:p>
        </text:list-item>
        <text:list-item>
          <text:p text:style-name="P41">Data Visualization</text:p>
        </text:list-item>
        <text:list-item>
          <text:p text:style-name="P41">Python for Scientists and Engineers</text:p>
        </text:list-item>
      </text:list>
      <text:p text:style-name="P23"><text:span text:style-name="T10">Education</text:span><text:span text:style-name="T12"> </text:span></text:p>
      <text:p text:style-name="P18"><text:span text:style-name="T19">Certificate in Applied Science (CAS)</text:span><text:span text:style-name="T18">, </text:span><text:span text:style-name="T19">Harvard Extension School</text:span><text:span text:style-name="T15">, </text:span><text:span text:style-name="T16">Cambridge</text:span><text:span text:style-name="T15">, MA</text:span></text:p>
      <text:p text:style-name="P9">The CAS consists of a minimum of 8 graduate level courses and is as challenging as a master’s degree from many graduate schools. Courses completed:</text:p>
      <text:list xml:id="list123915652430686" text:continue-numbering="true" text:style-name="WWNum9">
        <text:list-item>
          <text:p text:style-name="P41">Compiler Design (two semesters, wrote a compiler)</text:p>
        </text:list-item>
        <text:list-item>
          <text:p text:style-name="P41">Computer Hardware Architecture</text:p>
        </text:list-item>
        <text:list-item>
          <text:p text:style-name="P41">Advanced Topics in Data Networking</text:p>
        </text:list-item>
        <text:list-item>
          <text:p text:style-name="P41">Internet Architectures and Data Communications</text:p>
        </text:list-item>
        <text:list-item>
          <text:p text:style-name="P41">Operating Systems</text:p>
        </text:list-item>
        <text:list-item>
          <text:p text:style-name="P41">UNIX Systems Programming</text:p>
        </text:list-item>
        <text:list-item>
          <text:p text:style-name="P41"><text:soft-page-break/>TCP/IP Principles</text:p>
        </text:list-item>
        <text:list-item>
          <text:p text:style-name="P41">Data Structures</text:p>
        </text:list-item>
        <text:list-item>
          <text:p text:style-name="P41">C++</text:p>
        </text:list-item>
      </text:list>
      <text:p text:style-name="P17"><text:span text:style-name="T20">Bachelor of Arts,</text:span><text:span text:style-name="T21"> Mathematics, INDIANA UNIVERSITY, Bloomington, IN</text:span></text:p>
      <text:p text:style-name="P22"><text:span text:style-name="T11">Other Facts</text:span><text:span text:style-name="T12"> </text:span></text:p>
      <text:p text:style-name="P19">Musician</text:p>
      <text:list xml:id="list123916849256389" text:continue-numbering="true" text:style-name="WWNum9">
        <text:list-item>
          <text:p text:style-name="P42">Spent time as a musician (trombone), arranger and composer</text:p>
        </text:list-item>
        <text:list-item>
          <text:p text:style-name="P43">Performed jazz and classical music with combos, swing bands, brass quartets, orchestras, bands, pit orchestras, etc. throughout New England and Europe</text:p>
        </text:list-item>
      </text:list>
      <text:p text:style-name="P20">Favorites from the Zen of Python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23915856534301" text:continue-list="list123916198671736" text:style-name="L1">
              <text:list-item>
                <text:p text:style-name="P47">Simple is better than complex</text:p>
              </text:list-item>
            </text:list>
          </table:table-cell>
          <table:table-cell table:style-name="Table2.B1" office:value-type="string">
            <text:list xml:id="list123917104154527" text:continue-numbering="true" text:style-name="L1">
              <text:list-item>
                <text:p text:style-name="P47">If the implementation is hard to explain, it’s a bad idea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list xml:id="list123915664252004" text:continue-numbering="true" text:style-name="L1">
              <text:list-item>
                <text:p text:style-name="P47">Readability counts</text:p>
              </text:list-item>
            </text:list>
          </table:table-cell>
          <table:table-cell table:style-name="Table2.A2" office:value-type="string">
            <text:list xml:id="list123917306307036" text:continue-numbering="true" text:style-name="L1">
              <text:list-item>
                <text:p text:style-name="P47">Errors should never pass silently</text:p>
              </text:list-item>
            </text:list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Noto Sans" svg:font-family="'Noto Sans'" style:font-family-generic="swiss"/>
    <style:font-face style:name="Courier New" svg:font-family="'Courier New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Calibri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n" fo:country="US" style:letter-kerning="true" style:font-name-asian="Calibri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•" text:bullet-char="•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1" style:num-suffix="•" text:bullet-char="•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8" style:num-suffix="•" text:bullet-char="•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5" style:num-suffix="•" text:bullet-char="•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32" style:num-suffix="•" text:bullet-char="•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space" fo:text-indent="-0.1701in" fo:margin-left="0.3299in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0417in" fo:margin-bottom="0.139in" loext:contextual-spacing="false" style:border-line-width-bottom="0.0102in 0.0102in 0.0102in" fo:padding-left="0in" fo:padding-right="0in" fo:padding-top="0in" fo:padding-bottom="0.0138in" fo:border-left="none" fo:border-right="none" fo:border-top="none" fo:border-bottom="2.24pt double #00000a">
        <style:tab-stops>
          <style:tab-stop style:position="3.25in" style:type="center"/>
          <style:tab-stop style:position="7.3126in" style:type="right"/>
        </style:tab-stops>
      </style:paragraph-properties>
    </style:style>
    <style:style style:name="MT1" style:family="text">
      <style:text-properties fo:font-variant="small-caps" fo:font-size="12pt" fo:letter-spacing="0.0138in" officeooo:rsid="002c1e63" style:font-size-asian="12pt" style:font-size-complex="12pt" style:font-weight-complex="bold"/>
    </style:style>
    <style:style style:name="MT2" style:family="text">
      <style:text-properties fo:font-size="12pt" style:font-size-asian="12pt" style:font-size-complex="12pt" style:font-weight-complex="bold"/>
    </style:style>
    <style:page-layout style:name="Mpm1">
      <style:page-layout-properties fo:page-width="8.5in" fo:page-height="11in" style:num-format="1" style:print-orientation="portrait" fo:margin-top="0.4799in" fo:margin-bottom="0.4799in" fo:margin-left="0.6in" fo:margin-right="0.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ob Byers</text:span><text:span text:style-name="MT2"> <text:tab/><text:tab/>Page </text:span><text:span text:style-name="MT2"><text:page-number text:select-page="current">4</text:page-number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ite, Alexandra</meta:initial-creator>
    <meta:editing-cycles>17</meta:editing-cycles>
    <meta:print-date>2017-04-26T18:05:00</meta:print-date>
    <meta:creation-date>2017-12-14T20:35:00</meta:creation-date>
    <dc:date>2018-03-29T12:39:15.086174251</dc:date>
    <meta:editing-duration>PT2H25M6S</meta:editing-duration>
    <meta:generator>LibreOffice/5.1.6.2$Linux_X86_64 LibreOffice_project/10m0$Build-2</meta:generator>
    <meta:document-statistic meta:table-count="2" meta:image-count="0" meta:object-count="0" meta:page-count="4" meta:paragraph-count="109" meta:word-count="869" meta:character-count="5995" meta:non-whitespace-character-count="5298"/>
    <meta:user-defined meta:name="AppVersion">14.0000</meta:user-defined>
    <meta:user-defined meta:name="Company">Mindshift Technologie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